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3.648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2" table:number-columns-repeated="7"/>
          <table:table-cell table:style-name="Default"/>
        </table:table-row>
        <table:table-row table:style-name="ro1">
          <table:table-cell table:style-name="ce2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08:43:07.8471958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22T16:45:37.576884221</dc:date>
    <dc:creator>Germán Ramírez</dc:creator>
    <meta:editing-duration>PT16H59M41S</meta:editing-duration>
    <meta:editing-cycles>10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63" meta:object-count="0"/>
  </office:meta>
</office:document-meta>
</file>